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Purdue Fort Wayne (12-19 (4-10 Summit))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13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South Dakota (17-10 (10-4 Summit))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40</text:p>
          </table:table-cell>
          <table:table-cell office:value-type="string">
            <text:p>.25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42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43</text:p>
          </table:table-cell>
          <table:table-cell office:value-type="string">
            <text:p>.09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8</text:p>
          </table:table-cell>
          <table:table-cell office:value-type="string">
            <text:p>5</text:p>
          </table:table-cell>
          <table:table-cell office:value-type="string">
            <text:p>43</text:p>
          </table:table-cell>
          <table:table-cell office:value-type="string">
            <text:p>.30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7</text:p>
          </table:table-cell>
          <table:table-cell office:value-type="string">
            <text:p>50</text:p>
          </table:table-cell>
          <table:table-cell office:value-type="string">
            <text:p>.2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2</text:p>
          </table:table-cell>
          <table:table-cell office:value-type="string">
            <text:p>35</text:p>
          </table:table-cell>
          <table:table-cell office:value-type="string">
            <text:p>.37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35</text:p>
          </table:table-cell>
          <table:table-cell office:value-type="string">
            <text:p>.200</text:p>
          </table:table-cell>
        </table:table-row>
      </table:table>
      <table:table table:name="Sheet 2">
        <table:table-row>
          <table:table-cell office:value-type="string">
            <text:p>Purdue Fort Wayn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adison Jaqua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48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ulia Wayer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Elizabeth Britner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Victoria Mills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e'Bria Green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Natalie Seiler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arbara Maximiano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izabeth Fuerst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23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atie Crowe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Lauren Hoffman </text:p>
          </table:table-cell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7</text:p>
          </table:table-cell>
          <table:table-cell office:value-type="string">
            <text:p>.18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Nicole Rightnowar 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59</text:p>
          </table:table-cell>
          <table:table-cell office:value-type="string">
            <text:p>.25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Sydney Boerst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.05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23</text:p>
          </table:table-cell>
          <table:table-cell office:value-type="string">
            <text:p>160</text:p>
          </table:table-cell>
          <table:table-cell office:value-type="string">
            <text:p>.212</text:p>
          </table:table-cell>
          <table:table-cell office:value-type="string">
            <text:p>55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68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67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.625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 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 </text:p>
          </table:table-cell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10</text:p>
          </table:table-cell>
          <table:table-cell office:value-type="string">
            <text:p>53</text:p>
          </table:table-cell>
          <table:table-cell office:value-type="string">
            <text:p>.11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8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8</text:p>
          </table:table-cell>
          <table:table-cell office:value-type="string">
            <text:p>.21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34</text:p>
          </table:table-cell>
          <table:table-cell office:value-type="string">
            <text:p>.32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 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2</text:p>
          </table:table-cell>
          <table:table-cell office:value-type="string">
            <text:p>19</text:p>
          </table:table-cell>
          <table:table-cell office:value-type="string">
            <text:p>163</text:p>
          </table:table-cell>
          <table:table-cell office:value-type="string">
            <text:p>.264</text:p>
          </table:table-cell>
          <table:table-cell office:value-type="string">
            <text:p>59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74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4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